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1"/>
    <style:style style:name="P7" style:family="paragraph" style:parent-style-name="Standard" style:list-style-name="L2"/>
    <style:style style:name="P8" style:family="paragraph" style:parent-style-name="Standard" style:list-style-name="L3"/>
    <style:style style:name="P9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variant="normal" fo:text-transform="none" fo:color="#000000" style:font-name="Times New Roman1" fo:font-size="12pt" fo:letter-spacing="normal" fo:font-style="normal" fo:font-weight="bol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TGen Basics Demonstration</text:p>
      <text:p text:style-name="Subtitle">Developed by DMSTEX (<text:a xlink:type="simple" xlink:href="http://dmstex.com/">http://dmstex.com</text:a>)</text:p>
      <text:p text:style-name="P4"/>
      <text:p text:style-name="P4"/>
      <text:p text:style-name="P4"/>
      <text:p text:style-name="P4"><text:span text:style-name="T3">Oracle and Java are registered trademarks of Oracle Corporation and/or its affiliates.</text:span> </text:p>
      <text:p text:style-name="P4"/>
      <text:p text:style-name="P5"/>
      <text:table-of-content text:style-name="Sect1" text:protected="true" text:name="Table of Contents1">
        <text:table-of-content-source text:outline-level="1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9">Introduction:<text:tab/>1</text:p>
          <text:p text:style-name="P9">Exercise #1: Basic Generation<text:tab/>1</text:p>
          <text:p text:style-name="P9">Exercise #2: Sequences and Surrogate Primary Keys<text:tab/>3</text:p>
          <text:p text:style-name="P9">Exercise #3: Indexed Foreign Keys and Natural Keys<text:tab/>5</text:p>
          <text:p text:style-name="P9">Exercise #4: Natural Key Updatable Views<text:tab/>6</text:p>
          <text:p text:style-name="P9">Exercise #5: Full Path Hierarchy Data<text:tab/>8</text:p>
          <text:p text:style-name="P9">Exercise #6: Enforced Descrete Domains<text:tab/>9</text:p>
          <text:p text:style-name="P9">Exercise #7: Enforced Case Folding<text:tab/>10</text:p>
          <text:p text:style-name="P9">Exercise #8: Full Procedural APIs<text:tab/>11</text:p>
          <text:p text:style-name="P9">Exercise #9: Custom Check Constraints<text:tab/>17</text:p>
        </text:index-body>
      </text:table-of-content>
      <text:p text:style-name="Standard"/>
      <text:h text:style-name="Heading_20_1" text:outline-level="1">Introduction:</text:h>
      <text:p text:style-name="Standard">The exercises in this demonstration are focused on basic DTGen functionality. <text:s/>All functionality in these exercises is available through both command line and graphical user interface (GUI) mode. <text:s/>For simplicity in understanding the under-lying workings of DTGen, these exercises are conducted entirely in command-line mode.</text:p>
      <text:p text:style-name="Standard"/>
      <text:p text:style-name="Standard">The exercises in this directory are numbered and must be executed in sequential order. <text:s/>The demonstration users must be created with the "create_demo_users.sql" script in the parent directory before the first exercise is run. <text:s/>The demonstration users must be dropped with the "drop_demo_users.sql" script before the "create_demo_users.sql" script can be re-run. <text:s/>These exercises also assume that the default username/password (dtgen/dtgen) is still in use for the generator. <text:s/>Names and passwords are set in the "vars.sql" script and can be modified, if necessary. <text:s/>Also, the DTGen database objects must be installed in the database and the DTGen must be ready to generate code.</text:p>
      <text:p text:style-name="Standard"/>
      <text:h text:style-name="Heading_20_1" text:outline-level="1">Exercise #1: Basic Generation</text:h>
      <text:h text:style-name="Heading_20_3" text:outline-level="3">Command Line:</text:h>
      <text:p text:style-name="Literal">sqlplus /nolog @e1</text:p>
      <text:p text:style-name="Standard"/>
      <text:p text:style-name="P2">Exercise #1 modifies the database. <text:s/>The "drop_demo_users.sql" and "create_demo_users.sql" scripts must be used to reset the database before re-running this exercise.</text:p>
      <text:p text:style-name="P2"><text:soft-page-break/></text:p>
      <text:p text:style-name="Standard">Based on the demobld.sql script, this exercise implements the EMP and DEPT tables using DTGen. <text:s/>The script for this exercise performs the following functions:</text:p>
      <text:p text:style-name="Standard"/>
      <text:list xml:id="list40500092" text:style-name="L1">
        <text:list-item>
          <text:p text:style-name="P6">Removes any old DEMO1 Items from DTGEN</text:p>
        </text:list-item>
        <text:list-item>
          <text:p text:style-name="P6">Creates new DEMO1 Items in DTGEN</text:p>
        </text:list-item>
        <text:list-item>
          <text:p text:style-name="P6">Generates the DEMO1 Application in DTGEN</text:p>
        </text:list-item>
        <text:list-item>
          <text:p text:style-name="P6">Creates the "install_db.sql" script</text:p>
        </text:list-item>
        <text:list-item>
          <text:p text:style-name="P6">Runs the "install_db.sql" script</text:p>
        </text:list-item>
        <text:list-item>
          <text:p text:style-name="P6">Loads and Reports Data</text:p>
        </text:list-item>
      </text:list>
      <text:p text:style-name="Standard"/>
      <text:p text:style-name="Standard">Steps 1-3 are captured in the "e1.LST" file. <text:s/>Following is a example of e1.LST.</text:p>
      <text:p text:style-name="Standard"/>
      <text:p text:style-name="Literal">Login to dtgen</text:p>
      <text:p text:style-name="Literal">Connected.</text:p>
      <text:p text:style-name="Literal">Remove old DEMO1 Schema from DTGEN</text:p>
      <text:p text:style-name="Literal">create a DEMO1 Schema in DTGEN</text:p>
      <text:p text:style-name="Literal">Generate Demo1 Application</text:p>
      <text:p text:style-name="Literal">Capture install_db.sql Script</text:p>
      <text:p text:style-name="Literal"/>
      <text:p text:style-name="Standard">Step 4 is captured in the "install_db.sql" file. <text:s/>This file is about 78 kbytes and has over 3,000 lines. <text:s/>Due to its size, it is not listed here. <text:s/>It contains all the code generated by DTGen for this application.</text:p>
      <text:p text:style-name="Standard"/>
      <text:p text:style-name="Standard">Steps 5 and 6 are captured in the "install.LST" file. <text:s/>Step 5 is the execution of the install_db.sql script.</text:p>
      <text:p text:style-name="Standard"/>
      <text:p text:style-name="Literal">Login to dtgen_db_demo</text:p>
      <text:p text:style-name="Literal">Connected.</text:p>
      <text:p text:style-name="Literal"/>
      <text:p text:style-name="Literal">FILE_NAME</text:p>
      <text:p text:style-name="Literal">-----------------</text:p>
      <text:p text:style-name="Literal"><text:s/>-) create_glob</text:p>
      <text:p text:style-name="Literal"/>
      <text:p text:style-name="Literal">FILE_NAME</text:p>
      <text:p text:style-name="Literal">----------------</text:p>
      <text:p text:style-name="Literal"><text:s/>-) create_ods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-</text:p>
      <text:p text:style-name="Literal"><text:s/>-) create_integ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*** <text:s/>emp <text:s/>***</text:p>
      <text:p text:style-name="Literal"/>
      <text:p text:style-name="Literal">FILE_NAME</text:p>
      <text:p text:style-name="Literal">-----------------</text:p>
      <text:p text:style-name="Literal"><text:s/>-) create_oltp</text:p>
      <text:p text:style-name="Literal"/>
      <text:p text:style-name="Literal">TABLE_NAME</text:p>
      <text:p text:style-name="Literal">--------------</text:p>
      <text:p text:style-name="Literal">*** <text:s/>dept <text:s/>***</text:p>
      <text:p text:style-name="Literal"/>
      <text:p text:style-name="Literal">TABLE_NAME</text:p>
      <text:p text:style-name="Literal">-------------</text:p>
      <text:p text:style-name="Literal"><text:soft-page-break/>*** <text:s/>emp <text:s/>***</text:p>
      <text:p text:style-name="Literal"/>
      <text:p text:style-name="Literal">FILE_NAME</text:p>
      <text:p text:style-name="Literal">-----------------</text:p>
      <text:p text:style-name="Literal"><text:s/>-) create_mods</text:p>
      <text:p text:style-name="Standard"/>
      <text:p text:style-name="Standard">The above listing represents a successful installation of the application generated by DTGen. <text:s/>This application is small in that it only has 2 tables, 1 tier (the database tier), and no user schema.</text:p>
      <text:p text:style-name="Standard"/>
      <text:p text:style-name="Standard">The DEPT table is silently loaded with data. <text:s/>A query of column comments on the DEPT table from the data dictionary help identify what each column's data represents. <text:s/>Following the column comments is a report of all the data in the DEPT table (active view) for the selected column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DEPTNO <text:s text:c="13"/>Department Number</text:p>
      <text:p text:style-name="Literal">DNAME <text:s text:c="14"/>Name of the Department</text:p>
      <text:p text:style-name="Literal">LOC <text:s text:c="16"/>Location for the Department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10 ACCOUNTING <text:s text:c="4"/>NEW YORK</text:p>
      <text:p text:style-name="Literal"><text:s text:c="8"/>20 RESEARCH <text:s text:c="6"/>DALLAS</text:p>
      <text:p text:style-name="Literal"><text:s text:c="8"/>30 SALES <text:s text:c="9"/>CHICAGO</text:p>
      <text:p text:style-name="Literal"><text:s text:c="8"/>40 OPERATIONS <text:s text:c="4"/>BOSTON</text:p>
      <text:p text:style-name="Standard"/>
      <text:p text:style-name="Standard">The EMP table is also silently loaded with data. <text:s/>The same queries of column comments and data on the EMP table (active view) are shown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JOB <text:s text:c="16"/>Job Title</text:p>
      <text:p text:style-name="Literal">MGR_EMP_NK1 <text:s text:c="8"/>EMP Natural Key Value 1: Employee Number</text:p>
      <text:p text:style-name="Literal">HIREDATE <text:s text:c="11"/>Date the Employee was hired</text:p>
      <text:p text:style-name="Literal">SAL <text:s text:c="16"/>Employee's Salary</text:p>
      <text:p text:style-name="Literal">DEPT_NK1 <text:s text:c="11"/>DEPT Natural Key Value 1: Department Number</text:p>
      <text:p text:style-name="Literal"/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369 SMITH <text:s text:c="11"/>CLERK <text:s text:c="11"/>7902 17-DEC-80 <text:s text:c="3"/>800 <text:s text:c="8"/>20</text:p>
      <text:p text:style-name="Literal"><text:s text:c="6"/>7499 ALLEN <text:s text:c="11"/>SALESMAN <text:s text:c="8"/>7698 20-FEB-81 <text:s text:c="2"/>1600 <text:s text:c="8"/>30</text:p>
      <text:p text:style-name="Literal"><text:s text:c="6"/>7521 WARD <text:s text:c="12"/>SALESMAN <text:s text:c="8"/>7698 22-FEB-81 <text:s text:c="2"/>1250 <text:s text:c="8"/>30</text:p>
      <text:p text:style-name="Literal"><text:s text:c="6"/>7566 JONES <text:s text:c="11"/>MANAGER <text:s text:c="9"/>7839 02-APR-81 <text:s text:c="2"/>2975 <text:s text:c="8"/>20</text:p>
      <text:p text:style-name="Literal"><text:s text:c="6"/>7654 MARTIN <text:s text:c="10"/>SALESMAN <text:s text:c="8"/>7698 28-SEP-81 <text:s text:c="2"/>1250 <text:s text:c="8"/>30</text:p>
      <text:p text:style-name="Literal"><text:s text:c="6"/>7698 BLAKE <text:s text:c="11"/>MANAGER <text:s text:c="9"/>7839 01-MAY-81 <text:s text:c="2"/>2850 <text:s text:c="8"/>30</text:p>
      <text:p text:style-name="Literal"><text:s text:c="6"/>7782 CLARK <text:s text:c="11"/>MANAGER <text:s text:c="9"/>7839 09-JUN-81 <text:s text:c="2"/>2450 <text:s text:c="8"/>10</text:p>
      <text:p text:style-name="Literal"><text:s text:c="6"/>7788 SCOTT <text:s text:c="11"/>ANALYST <text:s text:c="9"/>7566 09-DEC-82 <text:s text:c="2"/>3000 <text:s text:c="8"/>20</text:p>
      <text:p text:style-name="Literal"><text:s text:c="6"/>7839 KING <text:s text:c="12"/>PRESIDENT <text:s text:c="12"/>17-NOV-81 <text:s text:c="2"/>5000 <text:s text:c="8"/>10</text:p>
      <text:p text:style-name="Literal"><text:s text:c="6"/>7844 TURNER <text:s text:c="10"/>SALESMAN <text:s text:c="8"/>7698 08-SEP-81 <text:s text:c="2"/>1500 <text:s text:c="8"/>30</text:p>
      <text:p text:style-name="Literal"><text:s text:c="6"/>7876 ADAMS <text:s text:c="11"/>CLERK <text:s text:c="11"/>7788 12-JAN-83 <text:s text:c="2"/>1100 <text:s text:c="8"/>20</text:p>
      <text:p text:style-name="Literal"><text:s text:c="6"/>7900 JAMES <text:s text:c="11"/>CLERK <text:s text:c="11"/>7698 03-DEC-81 <text:s text:c="3"/>950 <text:s text:c="8"/>30</text:p>
      <text:p text:style-name="Literal"><text:s text:c="6"/>7902 FORD <text:s text:c="12"/>ANALYST <text:s text:c="9"/>7566 03-DEC-81 <text:s text:c="2"/>3000 <text:s text:c="8"/>20</text:p>
      <text:p text:style-name="Literal"><text:s text:c="6"/>7934 MILLER <text:s text:c="10"/>CLERK <text:s text:c="11"/>7782 23-JAN-82 <text:s text:c="2"/>1300 <text:s text:c="8"/>10</text:p>
      <text:p text:style-name="Standard"/>
      <text:p text:style-name="Standard">With the completion of exercise 1, a new application was defined in DTGen, generated, and loaded into the database.</text:p>
      <text:p text:style-name="Standard"/>
      <text:h text:style-name="Heading_20_1" text:outline-level="1">Exercise #2: Sequences and Surrogate Primary Keys</text:h>
      <text:h text:style-name="Heading_20_3" text:outline-level="3">Command Line:</text:h>
      <text:p text:style-name="Literal">sqlplus /nolog @e2</text:p>
      <text:p text:style-name="Standard"><text:soft-page-break/></text:p>
      <text:p text:style-name="P2">Exercise #2 does not modify the database. <text:s/>This exercise can be repeated without problem.</text:p>
      <text:p text:style-name="P2"/>
      <text:p text:style-name="Standard">In the exercise #1, a basic generation was completed. <text:s/>The results of that generation were loaded into a new schema. <text:s/>This exercise, and the following exercises, will examine more closely what was generated. <text:s/>In this exercise, the use of sequences and surrogate keys are reviewed.</text:p>
      <text:p text:style-name="Standard"/>
      <text:p text:style-name="Standard">Exercise #2 has 4 queries. <text:s/>The first query shows the sequences that were generated by DTGen for each of the tables DEPT and EMP.</text:p>
      <text:p text:style-name="Standard"/>
      <text:p text:style-name="Literal">SEQUENCE_NAME</text:p>
      <text:p text:style-name="Literal">------------------------------</text:p>
      <text:p text:style-name="Literal">DEPT_SEQ</text:p>
      <text:p text:style-name="Literal">EMP_SEQ</text:p>
      <text:p text:style-name="Literal"/>
      <text:p text:style-name="Literal">TABLE_NAME <text:s text:c="10"/>CONSTRAINT_NAME <text:s text:c="5"/>COLUMN_NAME <text:s text:c="11"/>POSITION</text:p>
      <text:p text:style-name="Literal">-------------------- -------------------- -------------------- ----------</text:p>
      <text:p text:style-name="Literal">DEPT <text:s text:c="16"/>DEPT_PK <text:s text:c="13"/>ID <text:s text:c="27"/>1</text:p>
      <text:p text:style-name="Literal">EMP <text:s text:c="17"/>EMP_PK <text:s text:c="14"/>ID <text:s text:c="27"/>1</text:p>
      <text:p text:style-name="Standard"/>
      <text:p text:style-name="Standard">Every table that is defined in DTGen gets a sequence. <text:s/>That sequence is used to generate a surrogate key for each record in the table. <text:s/>The surrogate key is the primary key for the record. <text:s/>The surrogate keys for the DEPT and EMP tables can be seen in the results of the second 2 queries:</text:p>
      <text:p text:style-name="Standard"/>
      <text:p text:style-name="Literal"><text:s text:c="8"/>ID <text:s text:c="4"/>DEPTNO DNAME <text:s text:c="9"/>LOC</text:p>
      <text:p text:style-name="Literal">---------- ---------- -------------- -------------</text:p>
      <text:p text:style-name="Literal"><text:s text:c="9"/>1 <text:s text:c="8"/>10 ACCOUNTING <text:s text:c="4"/>NEW YORK</text:p>
      <text:p text:style-name="Literal"><text:s text:c="9"/>2 <text:s text:c="8"/>20 RESEARCH <text:s text:c="6"/>DALLAS</text:p>
      <text:p text:style-name="Literal"><text:s text:c="9"/>3 <text:s text:c="8"/>30 SALES <text:s text:c="9"/>CHICAGO</text:p>
      <text:p text:style-name="Literal"><text:s text:c="9"/>4 <text:s text:c="8"/>40 OPERATIONS <text:s text:c="4"/>BOSTON</text:p>
      <text:p text:style-name="Literal"/>
      <text:p text:style-name="Literal"><text:s text:c="8"/>ID <text:s text:c="5"/>EMPNO ENAME <text:s text:c="11"/>MGR_EMP_ID <text:s text:c="3"/>DEPT_ID</text:p>
      <text:p text:style-name="Literal">---------- ---------- ---------------- ---------- ----------</text:p>
      <text:p text:style-name="Literal"><text:s text:c="9"/>1 <text:s text:c="6"/>7839 KING <text:s text:c="32"/>1</text:p>
      <text:p text:style-name="Literal"><text:s text:c="9"/>2 <text:s text:c="6"/>7566 JONES <text:s text:c="20"/>1 <text:s text:c="9"/>2</text:p>
      <text:p text:style-name="Literal"><text:s text:c="9"/>3 <text:s text:c="6"/>7788 SCOTT <text:s text:c="20"/>2 <text:s text:c="9"/>2</text:p>
      <text:p text:style-name="Literal"><text:s text:c="9"/>4 <text:s text:c="6"/>7876 ADAMS <text:s text:c="20"/>3 <text:s text:c="9"/>2</text:p>
      <text:p text:style-name="Literal"><text:s text:c="9"/>5 <text:s text:c="6"/>7902 FORD <text:s text:c="21"/>2 <text:s text:c="9"/>2</text:p>
      <text:p text:style-name="Literal"><text:s text:c="9"/>6 <text:s text:c="6"/>7369 SMITH <text:s text:c="20"/>5 <text:s text:c="9"/>2</text:p>
      <text:p text:style-name="Literal"><text:s text:c="9"/>7 <text:s text:c="6"/>7698 BLAKE <text:s text:c="20"/>1 <text:s text:c="9"/>3</text:p>
      <text:p text:style-name="Literal"><text:s text:c="9"/>8 <text:s text:c="6"/>7499 ALLEN <text:s text:c="20"/>7 <text:s text:c="9"/>3</text:p>
      <text:p text:style-name="Literal"><text:s text:c="9"/>9 <text:s text:c="6"/>7521 WARD <text:s text:c="21"/>7 <text:s text:c="9"/>3</text:p>
      <text:p text:style-name="Literal"><text:s text:c="8"/>10 <text:s text:c="6"/>7654 MARTIN <text:s text:c="19"/>7 <text:s text:c="9"/>3</text:p>
      <text:p text:style-name="Literal"><text:s text:c="8"/>11 <text:s text:c="6"/>7844 TURNER <text:s text:c="19"/>7 <text:s text:c="9"/>3</text:p>
      <text:p text:style-name="Literal"><text:s text:c="8"/>12 <text:s text:c="6"/>7900 JAMES <text:s text:c="20"/>7 <text:s text:c="9"/>3</text:p>
      <text:p text:style-name="Literal"><text:s text:c="8"/>13 <text:s text:c="6"/>7782 CLARK <text:s text:c="20"/>1 <text:s text:c="9"/>1</text:p>
      <text:p text:style-name="Literal"><text:s text:c="8"/>14 <text:s text:c="6"/>7934 MILLER <text:s text:c="18"/>13 <text:s text:c="9"/>1</text:p>
      <text:p text:style-name="Standard"/>
      <text:p text:style-name="Standard">Notice that "DEPT_ID" is a foreign key to "ID" in the DEPT table. <text:s/>Also, "MGR_EMP_ID" is a foriegn key to "ID" in the EMP table. <text:s/>These surrogate keys are used to maintain referential integrity across foreign keys.</text:p>
      <text:p text:style-name="Standard"/>
      <text:p text:style-name="Standard">Why are surrogate keys necessary? <text:s/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The use of surrogate keys allows the DEPTNO value to be changed without causing problems with the underlying date relationships</text:p>
      <text:p text:style-name="Standard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<text:soft-page-break/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Literal"/>
      <text:p text:style-name="Literal">SQL&gt; </text:p>
      <text:p text:style-name="Literal">SQL&gt; update dept_act</text:p>
      <text:p text:style-name="Literal"><text:s text:c="2"/>2 <text:s text:c="3"/>set <text:s/>deptno = 99</text:p>
      <text:p text:style-name="Literal"><text:s text:c="2"/>3 <text:s text:c="2"/>where deptno = 10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99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99</text:p>
      <text:p text:style-name="Literal"><text:s text:c="6"/>7934 MILLER <text:s text:c="10"/>CLERK <text:s text:c="11"/>7782 23-JAN-82 <text:s text:c="2"/>1300 <text:s text:c="8"/>99</text:p>
      <text:p text:style-name="Literal"><text:s text:c="6"/>7839 KING <text:s text:c="12"/>PRESIDENT <text:s text:c="12"/>17-NOV-81 <text:s text:c="2"/>5000 <text:s text:c="8"/>99</text:p>
      <text:p text:style-name="Literal"/>
      <text:p text:style-name="Literal">3 rows selected.</text:p>
      <text:p text:style-name="Literal"/>
      <text:p text:style-name="Literal">SQL&gt; </text:p>
      <text:p text:style-name="Literal">SQL&gt; rollback;</text:p>
      <text:p text:style-name="Literal"/>
      <text:p text:style-name="Literal">Rollback complete.</text:p>
      <text:p text:style-name="Literal"/>
      <text:p text:style-name="Literal">SQL&gt; </text:p>
      <text:p text:style-name="Literal">SQL&gt; select empno, ename, job, mgr_emp_nk1, hiredate, sal, dept_nk1</text:p>
      <text:p text:style-name="Literal"><text:s text:c="2"/>2 <text:s text:c="2"/>from <text:s/>emp_act where dept_nk1 = 1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2 CLARK <text:s text:c="11"/>MANAGER <text:s text:c="9"/>7839 09-JUN-81 <text:s text:c="2"/>2450 <text:s text:c="8"/>10</text:p>
      <text:p text:style-name="Literal"><text:s text:c="6"/>7934 MILLER <text:s text:c="10"/>CLERK <text:s text:c="11"/>7782 23-JAN-82 <text:s text:c="2"/>1300 <text:s text:c="8"/>10</text:p>
      <text:p text:style-name="Literal"><text:s text:c="6"/>7839 KING <text:s text:c="12"/>PRESIDENT <text:s text:c="12"/>17-NOV-81 <text:s text:c="2"/>5000 <text:s text:c="8"/>10</text:p>
      <text:p text:style-name="Literal"/>
      <text:p text:style-name="Literal">3 rows selected.</text:p>
      <text:p text:style-name="Standard"/>
      <text:p text:style-name="Standard">The first query listed above shows that there are 3 employees in department "10". <text:s/>An updated is run to change the DEPTNO for department "10" to "99". <text:s/>The second query shows that the DEPT_NK1 (department number) has changed for all the employees. <text:s/>If DEPT_NK1 was the actual foreign key from EMP to DEPT, this change would have been much more complicated than one update statement. <text:s/>Notice that transaction rollback is executed before the last query. <text:s/>The last query confirms the success of the rollback. <text:s/>All DML run against DTGen generated database objects retain transactional integrety.</text:p>
      <text:p text:style-name="Standard"/>
      <text:h text:style-name="Heading_20_1" text:outline-level="1">Exercise #3: Indexed Foreign Keys and Natural Keys</text:h>
      <text:h text:style-name="Heading_20_3" text:outline-level="3">Command Line:</text:h>
      <text:p text:style-name="Literal">sqlplus /nolog @e3</text:p>
      <text:p text:style-name="Standard"/>
      <text:p text:style-name="P2">Exercise #3 does not modify the database. <text:s/>This exercise can be repeated without problem.</text:p>
      <text:p text:style-name="P2"/>
      <text:p text:style-name="Standard">In this exercise, indexes on foreign keys and natural keys are explored. <text:s/>Following is a query of the DTGen setup used to generate this application</text:p>
      <text:p text:style-name="Standard"/>
      <text:p text:style-name="Literal">Login to dtgen</text:p>
      <text:p text:style-name="Literal">Connected.</text:p>
      <text:p text:style-name="Literal"/>
      <text:p text:style-name="Literal"><text:soft-page-break/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NAME <text:s text:c="15"/>Name of this column</text:p>
      <text:p text:style-name="Literal">SEQ <text:s text:c="16"/>Sequence number for this column</text:p>
      <text:p text:style-name="Literal">NK <text:s text:c="17"/>Natural key sequence number for this column. <text:s/>Implies this</text:p>
      <text:p text:style-name="Literal"><text:s text:c="20"/>column requires data (not null).</text:p>
      <text:p text:style-name="Literal">FK_PREFIX <text:s text:c="10"/>Foreign key prefix for multiple foreign keys to the same</text:p>
      <text:p text:style-name="Literal"><text:s text:c="20"/>table</text:p>
      <text:p text:style-name="Literal">FK_TABLES_NK2 <text:s text:c="6"/>TABLES Natural Key Value 2: Abbreviation for this table</text:p>
      <text:p text:style-name="Literal">TYPE <text:s text:c="15"/>Type for this column</text:p>
      <text:p text:style-name="Literal">LEN <text:s text:c="16"/>The total number of significant decimal digits in a number,</text:p>
      <text:p text:style-name="Literal"><text:s text:c="20"/>or the length of a string, or the number of digits for</text:p>
      <text:p text:style-name="Literal"><text:s text:c="20"/>fractional seconds in a timestamp</text:p>
      <text:p text:style-name="Literal"/>
      <text:p text:style-name="Literal">TABLES_NK2 <text:s text:c="8"/>NAME <text:s text:c="18"/>SEQ <text:s text:c="2"/>NK TYPE <text:s text:c="18"/>LEN</text:p>
      <text:p text:style-name="Literal">------------------ --------------- ---------- ---- --------------- ----------</text:p>
      <text:p text:style-name="Literal">DEPT <text:s text:c="14"/>deptno <text:s text:c="17"/>10 <text:s text:c="3"/>1 NUMBER <text:s text:c="18"/>2</text:p>
      <text:p text:style-name="Literal">EMP <text:s text:c="15"/>empno <text:s text:c="18"/>10 <text:s text:c="3"/>1 NUMBER <text:s text:c="18"/>4</text:p>
      <text:p text:style-name="Literal"/>
      <text:p text:style-name="Literal">TABLES_NK2 <text:s text:c="8"/>NAME <text:s text:c="18"/>SEQ FK_PREFIX <text:s/>FK_TABLES_NK2</text:p>
      <text:p text:style-name="Literal">------------------ --------------- ---------- ---------- ------------------</text:p>
      <text:p text:style-name="Literal">EMP <text:s text:c="15"/>dept_id <text:s text:c="16"/>80 <text:s text:c="11"/>DEPT</text:p>
      <text:p text:style-name="Literal">EMP <text:s text:c="15"/>mgr_emp_id <text:s text:c="13"/>40 mgr_ <text:s text:c="6"/>EMP</text:p>
      <text:p text:style-name="Literal"/>
      <text:p text:style-name="Standard"/>
      <text:p text:style-name="Standard">Foreign keys and natural keys are defined in the DTGen TAB_COLS_ACT view. <text:s/>The output shown above gives a description of the TAB_COLS_ACT columns and reports the selected data that creates the foreign and natural keys in this application.</text:p>
      <text:p text:style-name="Standard"/>
      <text:p text:style-name="Standard">The exercise 3 script then logs into the application to query the data dictionary.</text:p>
      <text:p text:style-name="Standard"/>
      <text:p text:style-name="Literal">Login to dtgen_db_demo</text:p>
      <text:p text:style-name="Literal">Connected.</text:p>
      <text:p text:style-name="Literal"/>
      <text:p text:style-name="Literal">CONSTRAINT_NAME TABLE_NAME <text:s text:c="5"/>COLUMN_NAME <text:s text:c="6"/>POSITION INDEX_NAME</text:p>
      <text:p text:style-name="Literal">--------------- --------------- --------------- ---------- ---------------</text:p>
      <text:p text:style-name="Literal">DEPT_NK <text:s text:c="8"/>DEPT <text:s text:c="11"/>DEPTNO <text:s text:c="18"/>1 DEPT_NK</text:p>
      <text:p text:style-name="Literal">EMP_FK1 <text:s text:c="8"/>EMP <text:s text:c="12"/>MGR_EMP_ID <text:s text:c="14"/>1 EMP_FX1</text:p>
      <text:p text:style-name="Literal">EMP_FK2 <text:s text:c="8"/>EMP <text:s text:c="12"/>DEPT_ID <text:s text:c="17"/>1 EMP_FX2</text:p>
      <text:p text:style-name="Literal">EMP_NK <text:s text:c="9"/>EMP <text:s text:c="12"/>EMPNO <text:s text:c="19"/>1 EMP_NK</text:p>
      <text:p text:style-name="Standard"/>
      <text:p text:style-name="Standard">There is a natural key on each of the 2 tables, which is confirmed by constraints "DEPT_NK" and "EMP_NK". <text:s/>Also, the EMP table has 2 foreign keys, which are confirmed by constraints "EMP_FK1" and "EMP_FK2". <text:s/>Note that all natural keys and foreign keys have indexes. <text:s/>These indexes are automatically generated by DTGen.</text:p>
      <text:p text:style-name="Standard"/>
      <text:h text:style-name="Heading_20_1" text:outline-level="1">Exercise #4: Natural Key Updatable Views</text:h>
      <text:h text:style-name="Heading_20_3" text:outline-level="3">Command Line:</text:h>
      <text:p text:style-name="Literal">sqlplus /nolog @e4</text:p>
      <text:p text:style-name="Standard"/>
      <text:p text:style-name="P2">Exercise #4 modifies the database. <text:s/>The "drop_demo_users.sql", "create_demo_users.sql", and "e1.sql" scripts must be used to reset the database before re-running this exercise.</text:p>
      <text:p text:style-name="P2"/>
      <text:p text:style-name="Standard">Each table defined in DTGen is generated with a corresponding "active view". <text:s/>The DEPT and EMP tables have an active view called "DEPT_ACT" and "EMP_ACT", respectively. <text:s/>In most cases, these views should be used for all DML (Data Manipulation Language - insert, update, and delete) instead of the tables. <text:s/>The active views include a feature that allows foreign key data to be referenced using the natural key of the foriegn key table. <text:s/>(In reality, all foreign keys reference the <text:soft-page-break/>surrogate/primary key from the foreign key table. <text:s/>The active view automatically translates the natural key.)</text:p>
      <text:p text:style-name="Standard"/>
      <text:p text:style-name="Standard">In the original demobld.sql script, DEPTNO was an implied foreign key from the EMP table to the DEPT table. <text:s/>(No foreign keys were actually created in that script.) <text:s text:c="2"/>In these exercises, the DEPTNO column in the EMP table has been named DEPT_NK1 by the generator (<text:span text:style-name="T2">DEPT</text:span> table, <text:span text:style-name="T2">N</text:span>atural <text:span text:style-name="T2">K</text:span>ey column <text:span text:style-name="T2">1</text:span>). <text:s/>In exercise #1, DEPTNO was identified as the natural key for the DEPT table. <text:s/>DTGen then produced the EMP_ACT active view with the foreign surrogate key DEPT_ID and the foreign natural key DEPT_NK1.</text:p>
      <text:p text:style-name="Standard"/>
      <text:p text:style-name="Standard">This exercise performs inserts and updates on the EMP_ACT active view using both foreign surrogate keys and <text:s/>foreign natural keys for the department. <text:s/>2 queries will confirm that the OPERATIONS department has no employees.</text:p>
      <text:p text:style-name="Standard"/>
      <text:p text:style-name="Literal">SQL&gt; select deptno, dname, loc from dept_act</text:p>
      <text:p text:style-name="Literal"><text:s text:c="2"/>2 <text:s text:c="2"/>where dname = 'OPERATIONS';</text:p>
      <text:p text:style-name="Literal"/>
      <text:p text:style-name="Literal"><text:s text:c="4"/>DEPTNO DNAME <text:s text:c="9"/>LOC</text:p>
      <text:p text:style-name="Literal">---------- -------------- -------------</text:p>
      <text:p text:style-name="Literal"><text:s text:c="8"/>40 OPERATIONS <text:s text:c="4"/>BOSTON</text:p>
      <text:p text:style-name="Literal"/>
      <text:p text:style-name="Literal">1 row selected.</text:p>
      <text:p text:style-name="Literal"/>
      <text:p text:style-name="Literal">SQL&gt; </text:p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no rows selected</text:p>
      <text:p text:style-name="Standard"/>
      <text:p text:style-name="Standard">2 insert statements will add 2 new employees to the OPERATIONS department. <text:s/>The first insert uses a foreign surrogate key for the department. <text:s/>The second insert uses a foreign natural key for the department.</text:p>
      <text:p text:style-name="Standard"/>
      <text:p text:style-name="Literal">SQL&gt; -- Add a new manager to the Operations Department</text:p>
      <text:p text:style-name="Literal">SQL&gt; -- <text:s text:c="2"/>using the surrogate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id)</text:p>
      <text:p text:style-name="Literal"><text:s text:c="2"/>3 <text:s text:c="2"/>values (8156, 'MCMURRY', 'MANAGER',</text:p>
      <text:p text:style-name="Literal"><text:s text:c="2"/>4 <text:s/><text:tab/> 7839, sysdate, 2975, 4);</text:p>
      <text:p text:style-name="Literal"/>
      <text:p text:style-name="Literal">1 row created.</text:p>
      <text:p text:style-name="Literal"/>
      <text:p text:style-name="Literal">SQL&gt; </text:p>
      <text:p text:style-name="Literal">SQL&gt; -- Add a new analyst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insert into emp_act (empno, ename, job,</text:p>
      <text:p text:style-name="Literal"><text:s text:c="2"/>2 <text:s/><text:tab/> mgr_emp_nk1, hiredate, sal, dept_nk1)</text:p>
      <text:p text:style-name="Literal"><text:s text:c="2"/>3 <text:s text:c="2"/>values (8157, 'WALKER', 'ANALYST',</text:p>
      <text:p text:style-name="Literal"><text:s text:c="2"/>4 <text:s/><text:tab/> 8156, sysdate, 3000, 40);</text:p>
      <text:p text:style-name="Literal"/>
      <text:p text:style-name="Literal">1 row created.</text:p>
      <text:p text:style-name="Standard"/>
      <text:p text:style-name="Standard">2 update statements will add transfer 2 existing employees to the OPERATIONS department. <text:s/>The first update uses a foreign surrogate key for the department. <text:s/>The second update uses a foreign natural key for the department.</text:p>
      <text:p text:style-name="Standard"/>
      <text:p text:style-name="Literal">SQL&gt; -- Transfer an analyst to the Operations Department</text:p>
      <text:p text:style-name="Literal">SQL&gt; -- using the surrogate key for the department</text:p>
      <text:p text:style-name="Literal">SQL&gt; -- in the active view</text:p>
      <text:p text:style-name="Literal">SQL&gt; update emp_act</text:p>
      <text:p text:style-name="Literal"><text:s text:c="2"/>2 <text:s text:c="3"/>set <text:s/>dept_id <text:s text:c="3"/>= 4</text:p>
      <text:p text:style-name="Literal"><text:soft-page-break/><text:s text:c="2"/>3 <text:s/><text:tab/> <text:s text:c="2"/>,mgr_emp_nk1 = 8156</text:p>
      <text:p text:style-name="Literal"><text:s text:c="2"/>4 <text:s text:c="2"/>where empno = 7788;</text:p>
      <text:p text:style-name="Literal"/>
      <text:p text:style-name="Literal">1 row updated.</text:p>
      <text:p text:style-name="Literal"/>
      <text:p text:style-name="Literal">SQL&gt; </text:p>
      <text:p text:style-name="Literal">SQL&gt; -- Transfer a clerk to the Operations Department</text:p>
      <text:p text:style-name="Literal">SQL&gt; -- <text:s text:c="2"/>using the natural key for the department</text:p>
      <text:p text:style-name="Literal">SQL&gt; -- <text:s text:c="2"/>in the active view</text:p>
      <text:p text:style-name="Literal">SQL&gt; update emp_act</text:p>
      <text:p text:style-name="Literal"><text:s text:c="2"/>2 <text:s text:c="3"/>set <text:s/>dept_nk1 <text:s text:c="2"/>= 40</text:p>
      <text:p text:style-name="Literal"><text:s text:c="2"/>3 <text:s/><text:tab/> <text:s text:c="2"/>,mgr_emp_nk1 = 8156</text:p>
      <text:p text:style-name="Literal"><text:s text:c="2"/>4 <text:s text:c="2"/>where empno = 7900;</text:p>
      <text:p text:style-name="Literal"/>
      <text:p text:style-name="Literal">1 row updated.</text:p>
      <text:p text:style-name="Standard"/>
      <text:p text:style-name="Standard">Finally, a query of the employees table shows the 4 employees in the OPERATIONS department.</text:p>
      <text:p text:style-name="Standard"/>
      <text:p text:style-name="Literal">SQL&gt; select empno, ename, job, mgr_emp_nk1, hiredate,</text:p>
      <text:p text:style-name="Literal"><text:s text:c="2"/>2 <text:s text:c="2"/>sal, dept_nk1 from emp_act</text:p>
      <text:p text:style-name="Literal"><text:s text:c="2"/>3 <text:s text:c="2"/>where dept_nk1 = 40;</text:p>
      <text:p text:style-name="Literal"/>
      <text:p text:style-name="Literal"><text:s text:c="5"/>EMPNO ENAME <text:s text:c="11"/>JOB <text:s text:c="6"/>MGR_EMP_NK1 HIREDATE <text:s text:c="4"/>SAL <text:s text:c="2"/>DEPT_NK1</text:p>
      <text:p text:style-name="Literal">---------- ---------------- --------- ----------- --------- ------ ----------</text:p>
      <text:p text:style-name="Literal"><text:s text:c="6"/>7788 SCOTT <text:s text:c="11"/>ANALYST <text:s text:c="9"/>8156 09-DEC-82 <text:s text:c="2"/>3000 <text:s text:c="8"/>40</text:p>
      <text:p text:style-name="Literal"><text:s text:c="6"/>7900 JAMES <text:s text:c="11"/>CLERK <text:s text:c="11"/>8156 03-DEC-81 <text:s text:c="3"/>950 <text:s text:c="8"/>40</text:p>
      <text:p text:style-name="Literal"><text:s text:c="6"/>8156 MCMURRY <text:s text:c="9"/>MANAGER <text:s text:c="9"/>7839 12-APR-12 <text:s text:c="2"/>2975 <text:s text:c="8"/>40</text:p>
      <text:p text:style-name="Literal"><text:s text:c="6"/>8157 WALKER <text:s text:c="10"/>ANALYST <text:s text:c="9"/>8156 12-APR-12 <text:s text:c="2"/>3000 <text:s text:c="8"/>40</text:p>
      <text:p text:style-name="Literal"/>
      <text:p text:style-name="Literal"/>
      <text:p text:style-name="Literal">4 rows selected.</text:p>
      <text:p text:style-name="Standard"/>
      <text:h text:style-name="Heading_20_1" text:outline-level="1">Exercise #5: Full Path Hierarchy Data</text:h>
      <text:h text:style-name="Heading_20_3" text:outline-level="3">Command Line:</text:h>
      <text:p text:style-name="Literal">sqlplus /nolog @e5</text:p>
      <text:p text:style-name="Standard"/>
      <text:p text:style-name="P2">Exercise #5 does not modify the database. <text:s/>This exercise can be repeated without problem.</text:p>
      <text:p text:style-name="P2"/>
      <text:p text:style-name="Standard">The EMP table has a self-referencing foreign key. <text:s/>It is the relationship between employees and managers. <text:s/>Since managers are also employees, they have managers as well, with the exception of the PRESIDENT. <text:s/>This self-referencing foreign key produces as hierarchy of relationships. <text:s/>In the case of the EMP table, that hierarchy basically shows who works for who. <text:s/>Every employee in the EMP table is in the management hierarchy that starts with the PRESIDENT.</text:p>
      <text:p text:style-name="Standard"/>
      <text:p text:style-name="Standard">When a self-referencing foreign key is setup in DTGen, hierarchial path functions are created to work with the hierarchy implied by the foreign key. <text:s/>Those functions are also included in the active view. <text:s/>One set of hierarchial path functions are based on surrogate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ID <text:s text:c="17"/>Surrogate Primary Key for this table</text:p>
      <text:p text:style-name="Literal">ENAME <text:s text:c="14"/>Employee Name</text:p>
      <text:p text:style-name="Literal">MGR_EMP_ID <text:s text:c="9"/>Surrogate Key of Employee's Manager</text:p>
      <text:p text:style-name="Literal">MGR_ID_PATH <text:s text:c="8"/>Path of ancestor IDs hierarchy for this record</text:p>
      <text:p text:style-name="Literal"/>
      <text:p text:style-name="Literal">4 rows selected.</text:p>
      <text:p text:style-name="Literal"/>
      <text:p text:style-name="Literal">SQL&gt; </text:p>
      <text:p text:style-name="Literal">SQL&gt; select mgr_id_path, mgr_emp_id, id, ename,</text:p>
      <text:p text:style-name="Literal"><text:s text:c="2"/>2 <text:s/><text:tab/> <text:s text:c="3"/>emp_dml.get_mgr_id_path(id) get_mgr_id_path</text:p>
      <text:p text:style-name="Literal"><text:s text:c="2"/>3 <text:s text:c="2"/>from <text:s/>emp_act where ename = 'SMITH';</text:p>
      <text:p text:style-name="Literal"/>
      <text:p text:style-name="Literal"><text:soft-page-break/>MGR_ID_PATH <text:s text:c="9"/>MGR_EMP_ID <text:s text:c="8"/>ID ENAME <text:s text:c="11"/>GET_MGR_ID_PATH</text:p>
      <text:p text:style-name="Literal">-------------------- ---------- ---------- ---------------- --------------------</text:p>
      <text:p text:style-name="Literal">1:2:5 <text:s text:c="24"/>5 <text:s text:c="9"/>6 SMITH <text:s text:c="11"/>1:2:5</text:p>
      <text:p text:style-name="Literal"/>
      <text:p text:style-name="Literal">1 row selected.</text:p>
      <text:p text:style-name="Standard"/>
      <text:p text:style-name="Standard">In this example, SMITH is ID 6. <text:s/>SMITH works for ID 5, which is the surrogate key for SMITH's manager. <text:s/>ID 5 works for ID 2, and ID 2 works for ID 1. <text:s/>The GET_M_ID_PATH function that is used by the active view to produce the M_ID_PATH is shown in the last column and is part of the EMP_DML package.</text:p>
      <text:p text:style-name="Standard"/>
      <text:p text:style-name="Standard">Another set of hierarchical path functions are based on natural keys.</text:p>
      <text:p text:style-name="Standard"/>
      <text:p text:style-name="Literal">COLUMN_NAME <text:s text:c="8"/>COMMENTS</text:p>
      <text:p text:style-name="Literal">------------------- ------------------------------------------------------------</text:p>
      <text:p text:style-name="Literal">EMPNO <text:s text:c="14"/>Employee Number</text:p>
      <text:p text:style-name="Literal">ENAME <text:s text:c="14"/>Employee Name</text:p>
      <text:p text:style-name="Literal">MGR_NK_PATH <text:s text:c="8"/>Path of ancestor Natural Key Sets hierarchy for this record</text:p>
      <text:p text:style-name="Literal">MGR_EMP_NK1 <text:s text:c="8"/>EMP Natural Key Value 1: Employee Number</text:p>
      <text:p text:style-name="Literal"/>
      <text:p text:style-name="Literal">4 rows selected.</text:p>
      <text:p text:style-name="Literal"/>
      <text:p text:style-name="Literal">SQL&gt; </text:p>
      <text:p text:style-name="Literal">SQL&gt; select mgr_nk_path, mgr_emp_nk1, empno, ename,</text:p>
      <text:p text:style-name="Literal"><text:s text:c="2"/>2 <text:s/><text:tab/> <text:s text:c="3"/>emp_dml.get_mgr_nk_path(emp_dml.get_id(empno)) get_mgr_nk_path</text:p>
      <text:p text:style-name="Literal"><text:s text:c="2"/>3 <text:s text:c="2"/>from <text:s/>emp_act where ename = 'SMITH';</text:p>
      <text:p text:style-name="Literal"/>
      <text:p text:style-name="Literal">MGR_NK_PATH <text:s text:c="9"/>MGR_EMP_NK1 <text:s text:c="2"/>EMPNO ENAME <text:s text:c="11"/>GET_MGR_NK_PATH</text:p>
      <text:p text:style-name="Literal">-------------------- ----------- ------- ---------------- --------------------</text:p>
      <text:p text:style-name="Literal">7839:7566:7902 <text:s text:c="13"/>7902 <text:s text:c="3"/>7369 SMITH <text:s text:c="11"/>7839:7566:7902</text:p>
      <text:p text:style-name="Literal"/>
      <text:p text:style-name="Literal">1 row selected.</text:p>
      <text:p text:style-name="Standard"/>
      <text:p text:style-name="Standard">In this example, SMITH is EMPNO 7369. <text:s/>SMITH works for EMPNO 7902, which is the natural key for SMITH's manager. <text:s/>EMPNO 7902 works for EMPNO 7566, and EMPNO 7566 works for EMPNO 7839. <text:s/>The GET_M_NK_PATH function that is used by the active view to produce the M_ID_PATH is shown in the last column and is part of the EML_DML package.</text:p>
      <text:p text:style-name="Standard"/>
      <text:p text:style-name="Standard">The path delimiter can also be modified as required, <text:s/>The constant PATH_SEP is defined in the UTIL package specification. <text:s/>This change can be permenantly done in the UTIL package for the entire application. <text:s/>A complete restart of the application will be necessary after making this change.</text:p>
      <text:p text:style-name="Standard"/>
      <text:p text:style-name="Standard">Since the hierarchy functions are used in the view, searching the view on these functions can be quite slow if there are a large number of rows in the table. <text:s/>Other filters should be used as much as possible to help limit searching through the heiararchical paths.</text:p>
      <text:p text:style-name="Standard"/>
      <text:h text:style-name="Heading_20_1" text:outline-level="1">Exercise #6: Enforced Descrete Domains</text:h>
      <text:h text:style-name="Heading_20_3" text:outline-level="3">Command Line:</text:h>
      <text:p text:style-name="Literal">sqlplus /nolog @e6</text:p>
      <text:p text:style-name="Standard"/>
      <text:p text:style-name="P2">Exercise #6 does not modify the database. <text:s/>This exercise can be repeated without problem.</text:p>
      <text:p text:style-name="P2"/>
      <text:p text:style-name="Standard">Unlike the original demobld.sql, this demonstration includes built in domain checking on the JOB column in the EMP table. <text:s/>The configuration of DTGen included a domain specification for all possible company jobs. <text:s/>Unlike a foreign key table, a domain is embedded into the error checking of the application and is very difficult to change. <text:s/>It should only be used for value sets that are not <text:soft-page-break/>likely to change, or in applications that can easliy be re-generated with new domain values.</text:p>
      <text:p text:style-name="Standard"/>
      <text:p text:style-name="Literal">SQL&gt; </text:p>
      <text:p text:style-name="Literal">SQL&gt; -- Attempt to alter SMITH's job incorrectly</text:p>
      <text:p text:style-name="Literal">SQL&gt; update emp_act</text:p>
      <text:p text:style-name="Literal"><text:s text:c="2"/>2 <text:s text:c="3"/>set <text:s/>job = 'FIREMAN'</text:p>
      <text:p text:style-name="Literal"><text:s text:c="2"/>3 <text:s text:c="2"/>where ename = 'SMITH';</text:p>
      <text:p text:style-name="Literal">update emp_act</text:p>
      <text:p text:style-name="Literal">*</text:p>
      <text:p text:style-name="Literal">ERROR at line 1:</text:p>
      <text:p text:style-name="Literal">ORA-20005: emp_tab.check_rec(): job must be one of ("PRESIDENT", "MANAGER", "ANALYST", "SALESMAN", "CLERK").</text:p>
      <text:p text:style-name="Literal">ORA-06512: at "DTGEN_DB_DEMO.EMP_TAB", line 70</text:p>
      <text:p text:style-name="Literal">ORA-06512: at "DTGEN_DB_DEMO.EMP_TAB", line 159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Since FIREMAN is not a correct job name, the application produced an error. <text:s/>This error was generated by DTGen. <text:s/>It identifies the list of correct job names as part of the error. <text:s/>One reason small value sets make better domain candidates is because all correct values for the domain will be returned in this error message.</text:p>
      <text:p text:style-name="Standard"/>
      <text:p text:style-name="Standard">This error message also gives a good view of the call stack for integrity processing. <text:s/>The EMP_IOU (instead of update) trigger on the EMP_ACT active view called the EMP_VIEW package, which called the EMP_TAB package, which used the CHECK_REC function to enforce the domain integrity. <text:s/>The EMP_VIEW package is also known as a view package. <text:s/>The EMP_TAB package is also know as a table package. <text:s/>DTGen geneates a view package and a table package for each table. <text:s/>Most of the integrity checking on table data occurs in the CHECK_REC function in the table packages.</text:p>
      <text:p text:style-name="Standard"/>
      <text:h text:style-name="Heading_20_1" text:outline-level="1">Exercise #7: Enforced Case Folding</text:h>
      <text:h text:style-name="Heading_20_3" text:outline-level="3">Command Line:</text:h>
      <text:p text:style-name="Literal">sqlplus /nolog @e7</text:p>
      <text:p text:style-name="Standard"/>
      <text:p text:style-name="P2">Exercise #7 does not modify the database. <text:s/>This exercise can be repeated without problem.</text:p>
      <text:p text:style-name="P2"/>
      <text:p text:style-name="Standard">Enforced case folding has 2 options. <text:s/>The option is selected based on the PL/SQL boolean variable FOLD_STRINGS in the GLOB package. <text:s/>This exercise will work with SMITH.</text:p>
      <text:p text:style-name="Standard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TRUE, any case problems are repaired.</text:p>
      <text:p text:style-name="Standard"/>
      <text:p text:style-name="Literal">glob.fold_strings := TRU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oft-page-break/><text:s text:c="2"/>2 <text:s text:c="3"/>set <text:s/>ename = 'Smith'</text:p>
      <text:p text:style-name="Literal"><text:s text:c="2"/>3 <text:s text:c="2"/>where empno = 7369;</text:p>
      <text:p text:style-name="Literal"/>
      <text:p text:style-name="Literal">1 row updated.</text:p>
      <text:p text:style-name="Literal"/>
      <text:p text:style-name="Literal">SQL&gt; </text:p>
      <text:p text:style-name="Literal">SQL&gt; select empno, ename</text:p>
      <text:p text:style-name="Literal"><text:s text:c="2"/>2 <text:s text:c="2"/>from <text:s/>emp</text:p>
      <text:p text:style-name="Literal"><text:s text:c="2"/>3 <text:s text:c="2"/>where empno = 7369;</text:p>
      <text:p text:style-name="Literal"/>
      <text:p text:style-name="Literal"><text:s text:c="5"/>EMPNO ENAME</text:p>
      <text:p text:style-name="Literal">---------- ----------------</text:p>
      <text:p text:style-name="Literal"><text:s text:c="6"/>7369 SMITH</text:p>
      <text:p text:style-name="Literal"/>
      <text:p text:style-name="Literal">1 row selected.</text:p>
      <text:p text:style-name="Standard"/>
      <text:p text:style-name="Standard">When FOLD_STRINGS set to FALSE, any case problems result in an exception being raised.</text:p>
      <text:p text:style-name="Standard"/>
      <text:p text:style-name="Literal">glob.fold_strings := FALSE;</text:p>
      <text:p text:style-name="Literal"/>
      <text:p text:style-name="Literal">SQL&gt; </text:p>
      <text:p text:style-name="Literal">SQL&gt; -- Change SMITH's name to mixed-case</text:p>
      <text:p text:style-name="Literal">SQL&gt; update emp_act</text:p>
      <text:p text:style-name="Literal"><text:s text:c="2"/>2 <text:s text:c="3"/>set <text:s/>ename = 'Smith'</text:p>
      <text:p text:style-name="Literal"><text:s text:c="2"/>3 <text:s text:c="2"/>where empno = 7369;</text:p>
      <text:p text:style-name="Literal">update emp_act</text:p>
      <text:p text:style-name="Literal"><text:s text:c="7"/>*</text:p>
      <text:p text:style-name="Literal">ERROR at line 1:</text:p>
      <text:p text:style-name="Literal">ORA-20003: emp_tab.check_rec(): ename must be upper case.</text:p>
      <text:p text:style-name="Literal">ORA-06512: at "DTGEN_DB_DEMO.EMP_TAB", line 33</text:p>
      <text:p text:style-name="Literal">ORA-06512: at "DTGEN_DB_DEMO.EMP_TAB", line 165</text:p>
      <text:p text:style-name="Literal">ORA-06512: at "DTGEN_DB_DEMO.EMP_VIEW", line 190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default setting for FOLD_STRINGS is TRUE.</text:p>
      <text:p text:style-name="Standard"/>
      <text:h text:style-name="Heading_20_1" text:outline-level="1">Exercise #8: Full Procedural APIs</text:h>
      <text:h text:style-name="Heading_20_3" text:outline-level="3">Command Line:</text:h>
      <text:p text:style-name="Literal">sqlplus /nolog @e8</text:p>
      <text:p text:style-name="Standard"/>
      <text:p text:style-name="P2">Exercise #8 modifies the database. <text:s/>The "drop_demo_users.sql", "create_demo_users.sql", "e1.sql", and "e4.sql" scripts must be used to reset the database before re-running this exercise.</text:p>
      <text:p text:style-name="P3"/>
      <text:p text:style-name="P3">The EMP_DML package contains a set of APIs tailored to the EMP table. <text:s/>Each table generated by DTGen will have a matching "DML" package that contains APIs for use in the applications. <text:s/>In exercise #5, the "get_mgr_id_path", "get_mgr_nk_path", and "get_id" APIs were briefly introduced. <text:s/>SMITH will again be the target of this exercise.</text:p>
      <text:p text:style-name="P3"/>
      <text:p text:style-name="Literal">SQL&gt; </text:p>
      <text:p text:style-name="Literal">SQL&gt; select ename, id, empno, mgr_id_path, mgr_nk_path</text:p>
      <text:p text:style-name="Literal"><text:s text:c="2"/>2 <text:s text:c="3"/>from emp_act where empno = 7369;</text:p>
      <text:p text:style-name="Literal"/>
      <text:p text:style-name="Literal">ENAME <text:s text:c="13"/>ID <text:s/>EMPNO MGR_ID_PATH <text:s text:c="9"/>MGR_NK_PATH</text:p>
      <text:p text:style-name="Literal">---------------- ---- ------ -------------------- ------------------------------</text:p>
      <text:p text:style-name="Literal">SMITH <text:s text:c="14"/>6 <text:s text:c="2"/>7369 1:2:5 <text:s text:c="15"/>7839:7566:7902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id(7369) id, emp_dml.get_nk(6) empno,</text:p>
      <text:p text:style-name="Literal"><text:s text:c="2"/>2 <text:s text:c="8"/>emp_dml.get_mgr_id_path(6) mgr_id_path,</text:p>
      <text:p text:style-name="Literal"><text:s text:c="2"/>3 <text:s text:c="8"/>emp_dml.get_mgr_nk_path(6) mgr_nk_path</text:p>
      <text:p text:style-name="Literal"><text:soft-page-break/><text:s text:c="2"/>4 <text:s text:c="3"/>from dual;</text:p>
      <text:p text:style-name="Literal"/>
      <text:p text:style-name="Literal"><text:s text:c="2"/>ID <text:s/>EMPNO MGR_ID_PATH <text:s text:c="9"/>MGR_NK_PATH</text:p>
      <text:p text:style-name="Literal">---- ------ -------------------- ------------------------------</text:p>
      <text:p text:style-name="Literal"><text:s text:c="3"/>6 <text:s text:c="2"/>7369 1:2:5 <text:s text:c="15"/>7839:7566:7902</text:p>
      <text:p text:style-name="Literal"/>
      <text:p text:style-name="Literal">1 row selected.</text:p>
      <text:p text:style-name="P3"/>
      <text:p text:style-name="P3">As seen in this part of the exercise, the "get_mgr_id_path", "get_mgr_nk_path", and "get_id" functions are part of the EMP_DML package and return the same values as the active view. <text:s/>An additional function "get_nk" will return the natural key for an EMP.ID. <text:s/>Compound natural keys, or natural keys that are made of multiple columns, are returned as a single value. <text:s/>Each column is separated by the NK_SEP constant in the UTIL package.</text:p>
      <text:p text:style-name="P3"/>
      <text:p text:style-name="P3">Two additional function are available in the EMP_DML package</text:p>
      <text:p text:style-name="P3"/>
      <text:p text:style-name="Literal">SQL&gt; </text:p>
      <text:p text:style-name="Literal">SQL&gt; select emp_dml.get_mgr_id_by_id_path('1:2:5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Literal">SQL&gt; </text:p>
      <text:p text:style-name="Literal">SQL&gt; select emp_dml.get_mgr_id_by_nk_path('7839:7566:7902') id</text:p>
      <text:p text:style-name="Literal"><text:s text:c="2"/>2 <text:s text:c="2"/>from <text:s/>dual;</text:p>
      <text:p text:style-name="Literal"/>
      <text:p text:style-name="Literal"><text:s text:c="2"/>ID</text:p>
      <text:p text:style-name="Literal">----</text:p>
      <text:p text:style-name="Literal"><text:s text:c="3"/>5</text:p>
      <text:p text:style-name="Literal"/>
      <text:p text:style-name="Literal">1 row selected.</text:p>
      <text:p text:style-name="Literal"/>
      <text:p text:style-name="P3">These functions (get_mgr_id_by_id_path and get_mgr_id_by_nk_path) will return the id for any full path in a heirarchy. <text:s/>The functions are named "mgr" because it is the manager to employee relationship that yeilds the hierarchy. <text:s/>Without the manager listed in the EMP table, there would be no hierarchy.</text:p>
      <text:p text:style-name="P3"/>
      <text:p text:style-name="P3">The EMP_DML package has insert, update, and delete procedures available</text:p>
      <text:p text:style-name="P3"/>
      <text:p text:style-name="Literal">SQL&gt; </text:p>
      <text:p text:style-name="Literal">SQL&gt; declare</text:p>
      <text:p text:style-name="Literal"><text:s text:c="2"/>2 <text:s text:c="4"/>id <text:s text:c="9"/>emp_act.id%TYPE;</text:p>
      <text:p text:style-name="Literal"><text:s text:c="2"/>3 <text:s text:c="4"/>empno <text:s text:c="6"/>emp_act.empno%TYPE <text:s text:c="7"/>:= 21;</text:p>
      <text:p text:style-name="Literal"><text:s text:c="2"/>4 <text:s text:c="4"/>ename <text:s text:c="6"/>emp_act.ename%TYPE <text:s text:c="7"/>:= 'BOGUS';</text:p>
      <text:p text:style-name="Literal"><text:s text:c="2"/>5 <text:s text:c="4"/>job <text:s text:c="8"/>emp_act.job%TYPE <text:s text:c="9"/>:= 'CLERK';</text:p>
      <text:p text:style-name="Literal"><text:s text:c="2"/>6 <text:s text:c="4"/>mgr_emp_id <text:s/>emp_act.mgr_emp_id%TYPE;</text:p>
      <text:p text:style-name="Literal"><text:s text:c="2"/>7 <text:s text:c="4"/>hiredate <text:s text:c="3"/>emp_act.hiredate%TYPE <text:s text:c="4"/>:= sysdate;</text:p>
      <text:p text:style-name="Literal"><text:s text:c="2"/>8 <text:s text:c="4"/>sal <text:s text:c="8"/>emp_act.sal%TYPE <text:s text:c="9"/>:= 1;</text:p>
      <text:p text:style-name="Literal"><text:s text:c="2"/>9 <text:s text:c="4"/>comm <text:s text:c="7"/>emp_act.comm%TYPE;</text:p>
      <text:p text:style-name="Literal"><text:s/>10 <text:s text:c="4"/>dept_id <text:s text:c="4"/>emp_act.dept_id%TYPE <text:s text:c="5"/>:= 4;</text:p>
      <text:p text:style-name="Literal"><text:s/>11 <text:s/>begin</text:p>
      <text:p text:style-name="Literal"><text:s/>12 <text:s text:c="4"/>dbms_output.enable;</text:p>
      <text:p text:style-name="Literal"><text:s/>13 <text:s text:c="4"/>dbms_output.put_line('id before emp_dml.ins is "' || id || '"');</text:p>
      <text:p text:style-name="Literal"><text:s/>14 <text:s text:c="4"/>emp_dml.ins</text:p>
      <text:p text:style-name="Literal"><text:s/>15 <text:s text:c="7"/>(n_id <text:s text:c="9"/>=&gt; id</text:p>
      <text:p text:style-name="Literal"><text:s/>16 <text:s text:c="7"/>,n_empno <text:s text:c="6"/>=&gt; empno</text:p>
      <text:p text:style-name="Literal"><text:s/>17 <text:s text:c="7"/>,n_ename <text:s text:c="6"/>=&gt; ename</text:p>
      <text:p text:style-name="Literal"><text:s/>18 <text:s text:c="7"/>,n_job <text:s text:c="8"/>=&gt; job</text:p>
      <text:p text:style-name="Literal"><text:s/>19 <text:s text:c="7"/>,n_mgr_emp_id <text:s/>=&gt; mgr_emp_id</text:p>
      <text:p text:style-name="Literal"><text:s/>20 <text:s text:c="7"/>,n_hiredate <text:s text:c="3"/>=&gt; hiredate</text:p>
      <text:p text:style-name="Literal"><text:s/>21 <text:s text:c="7"/>,n_sal <text:s text:c="8"/>=&gt; sal</text:p>
      <text:p text:style-name="Literal"><text:s/>22 <text:s text:c="7"/>,n_comm <text:s text:c="7"/>=&gt; comm</text:p>
      <text:p text:style-name="Literal"><text:s/>23 <text:s text:c="7"/>,n_dept_id <text:s text:c="4"/>=&gt; dept_id</text:p>
      <text:p text:style-name="Literal"><text:s/>24 <text:s text:c="7"/>);</text:p>
      <text:p text:style-name="Literal"><text:soft-page-break/><text:s/>25 <text:s text:c="4"/>dbms_output.put_line('id after emp_dml.ins is "' || id || '"');</text:p>
      <text:p text:style-name="Literal"><text:s/>26 <text:s/>end;</text:p>
      <text:p text:style-name="Literal"><text:s/>27 <text:s/>/</text:p>
      <text:p text:style-name="Literal">id before emp_dml.ins is ""</text:p>
      <text:p text:style-name="Literal">id after emp_dml.ins is "17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CLERK <text:s text:c="13"/>1 <text:s text:c="20"/>40</text:p>
      <text:p text:style-name="Literal"/>
      <text:p text:style-name="Literal">1 row selected.</text:p>
      <text:p text:style-name="P3"/>
      <text:p text:style-name="P3">Several important aspects of the DML API need to be noted, starting with the definition of the insert API from the EMP_DML package specification.</text:p>
      <text:p text:style-name="P3"/>
      <text:p text:style-name="Literal">SQL&gt; describe emp_dml</text:p>
      <text:p text:style-name="Literal"/>
      <text:p text:style-name="Literal">PROCEDURE DEL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/>
      <text:p text:style-name="Literal">FUNCTION GET_ID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EMP_NK1 <text:s text:c="23"/>NUMBER <text:s text:c="17"/>IN</text:p>
      <text:p text:style-name="Literal"/>
      <text:p text:style-name="Literal">FUNCTION GET_MGR_ID_BY_ID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PATH_IN <text:s text:c="20"/>VARCHAR2 <text:s text:c="15"/>IN</text:p>
      <text:p text:style-name="Literal"/>
      <text:p text:style-name="Literal">FUNCTION GET_MGR_ID_BY_NK_PATH RETURNS NUMBER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K_PATH_IN <text:s text:c="20"/>VARCHAR2 <text:s text:c="15"/>IN</text:p>
      <text:p text:style-name="Literal"/>
      <text:p text:style-name="Literal">FUNCTION GET_MGR_ID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MGR_NK_PATH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FUNCTION GET_NK RETURNS VARCHAR2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ID_IN <text:s text:c="25"/>NUMBER <text:s text:c="17"/>IN</text:p>
      <text:p text:style-name="Literal"/>
      <text:p text:style-name="Literal">PROCEDURE INS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N_ID <text:s text:c="26"/>NUMBER <text:s text:c="17"/>IN/OUT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oft-page-break/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/>
      <text:p text:style-name="Literal">PROCEDURE UPD</text:p>
      <text:p text:style-name="Literal"/>
      <text:p text:style-name="Literal"><text:s/>Argument Name <text:s text:c="17"/>Type <text:s text:c="19"/>In/Out Default?</text:p>
      <text:p text:style-name="Literal"><text:s/>------------------------------ ----------------------- ------ --------</text:p>
      <text:p text:style-name="Literal"><text:s/>O_ID_IN <text:s text:c="23"/>NUMBER <text:s text:c="17"/>IN</text:p>
      <text:p text:style-name="Literal"><text:s/>N_EMPNO <text:s text:c="23"/>NUMBER <text:s text:c="17"/>IN/OUT</text:p>
      <text:p text:style-name="Literal"><text:s/>N_ENAME <text:s text:c="23"/>VARCHAR2 <text:s text:c="15"/>IN/OUT</text:p>
      <text:p text:style-name="Literal"><text:s/>N_JOB <text:s text:c="25"/>VARCHAR2 <text:s text:c="15"/>IN/OUT</text:p>
      <text:p text:style-name="Literal"><text:s/>N_MGR_EMP_ID <text:s text:c="18"/>NUMBER <text:s text:c="17"/>IN/OUT</text:p>
      <text:p text:style-name="Literal"><text:s/>N_MGR_ID_PATH_IN <text:s text:c="14"/>VARCHAR2 <text:s text:c="15"/>IN <text:s text:c="4"/>DEFAULT</text:p>
      <text:p text:style-name="Literal"><text:s/>N_MGR_NK_PATH_IN <text:s text:c="14"/>VARCHAR2 <text:s text:c="15"/>IN <text:s text:c="4"/>DEFAULT</text:p>
      <text:p text:style-name="Literal"><text:s/>N_MGR_EMP_NK1_IN <text:s text:c="14"/>NUMBER <text:s text:c="17"/>IN <text:s text:c="4"/>DEFAULT</text:p>
      <text:p text:style-name="Literal"><text:s/>N_HIREDATE <text:s text:c="20"/>DATE <text:s text:c="19"/>IN/OUT</text:p>
      <text:p text:style-name="Literal"><text:s/>N_SAL <text:s text:c="25"/>NUMBER <text:s text:c="17"/>IN/OUT</text:p>
      <text:p text:style-name="Literal"><text:s/>N_COMM <text:s text:c="24"/>NUMBER <text:s text:c="17"/>IN/OUT</text:p>
      <text:p text:style-name="Literal"><text:s/>N_DEPT_ID <text:s text:c="21"/>NUMBER <text:s text:c="17"/>IN/OUT</text:p>
      <text:p text:style-name="Literal"><text:s/>N_DEPT_NK1_IN <text:s text:c="17"/>NUMBER <text:s text:c="17"/>IN <text:s text:c="4"/>DEFAULT</text:p>
      <text:p text:style-name="Literal"><text:s/>NKDATA_PROVIDED_IN <text:s text:c="12"/>VARCHAR2 <text:s text:c="15"/>IN <text:s text:c="4"/>DEFAULT</text:p>
      <text:p text:style-name="P3"/>
      <text:p text:style-name="P3">Each "in out" parameter must have a buffer (variables will work) to receive data returned from the API. <text:s/>This is particulalry useful for preventing additional round-trips to the database in order to check the data that was inserted. <text:s/>For instance, a sequence was used to generate a new surrogate key for the EMP table during the insert. <text:s/>That new surrogate key was returned from the call and can be seen in the DBMS_OUTPUT '<text:span text:style-name="T1">id after emp_dml.ins is "17"'.</text:span></text:p>
      <text:p text:style-name="P3"/>
      <text:p text:style-name="Literal">SQL&gt; </text:p>
      <text:p text:style-name="Literal">SQL&gt; begin</text:p>
      <text:p text:style-name="Literal"><text:s text:c="2"/>2 <text:s text:c="4"/>dbms_output.enable;</text:p>
      <text:p text:style-name="Literal"><text:s text:c="2"/>3 <text:s text:c="4"/>glob.fold_strings := TRUE;</text:p>
      <text:p text:style-name="Literal"><text:s text:c="2"/>4 <text:s text:c="4"/>for buff in (</text:p>
      <text:p text:style-name="Literal"><text:s text:c="2"/>5 <text:s text:c="7"/>select * from emp</text:p>
      <text:p text:style-name="Literal"><text:s text:c="2"/>6 <text:s text:c="8"/>where ename = 'BOGUS' )</text:p>
      <text:p text:style-name="Literal"><text:s text:c="2"/>7 <text:s text:c="4"/>loop</text:p>
      <text:p text:style-name="Literal"><text:s text:c="2"/>8 <text:s text:c="7"/>buff.job <text:s text:c="2"/>:= 'SALESMAN';</text:p>
      <text:p text:style-name="Literal"><text:s text:c="2"/>9 <text:s text:c="7"/>buff.ename := 'Bogus';</text:p>
      <text:p text:style-name="Literal"><text:s/>10 <text:s text:c="7"/>dbms_output.put_line('buff.ename before emp_dml.up is "' ||</text:p>
      <text:p text:style-name="Literal"><text:s/>11 <text:s text:c="29"/>buff.ename || '"');</text:p>
      <text:p text:style-name="Literal"><text:s/>12 <text:s text:c="7"/>emp_dml.upd</text:p>
      <text:p text:style-name="Literal"><text:s/>13 <text:s text:c="10"/>(o_id_in <text:s text:c="6"/>=&gt; buff.id</text:p>
      <text:p text:style-name="Literal"><text:s/>14 <text:s text:c="10"/>,n_empno <text:s text:c="6"/>=&gt; buff.empno</text:p>
      <text:p text:style-name="Literal"><text:s/>15 <text:s text:c="10"/>,n_ename <text:s text:c="6"/>=&gt; buff.ename</text:p>
      <text:p text:style-name="Literal"><text:s/>16 <text:s text:c="10"/>,n_job <text:s text:c="8"/>=&gt; buff.job</text:p>
      <text:p text:style-name="Literal"><text:s/>17 <text:s text:c="10"/>,n_mgr_emp_id <text:s/>=&gt; buff.mgr_emp_id</text:p>
      <text:p text:style-name="Literal"><text:s/>18 <text:s text:c="10"/>,n_hiredate <text:s text:c="3"/>=&gt; buff.hiredate</text:p>
      <text:p text:style-name="Literal"><text:s/>19 <text:s text:c="10"/>,n_sal <text:s text:c="8"/>=&gt; buff.sal</text:p>
      <text:p text:style-name="Literal"><text:s/>20 <text:s text:c="10"/>,n_comm <text:s text:c="7"/>=&gt; buff.comm</text:p>
      <text:p text:style-name="Literal"><text:s/>21 <text:s text:c="10"/>,n_dept_id <text:s text:c="4"/>=&gt; buff.dept_id</text:p>
      <text:p text:style-name="Literal"><text:s/>22 <text:s text:c="10"/>);</text:p>
      <text:p text:style-name="Literal"><text:s/>23 <text:s text:c="7"/>dbms_output.put_line('buff.ename after emp_dml.up is "' ||</text:p>
      <text:p text:style-name="Literal"><text:s/>24 <text:s text:c="29"/>buff.ename || '"');</text:p>
      <text:p text:style-name="Literal"><text:s/>25 <text:s text:c="4"/>end loop;</text:p>
      <text:p text:style-name="Literal"><text:s/>26 <text:s/>end;</text:p>
      <text:p text:style-name="Literal"><text:s/>27 <text:s/>/</text:p>
      <text:p text:style-name="Literal">buff.ename before emp_dml.up is "Bogus"</text:p>
      <text:p text:style-name="Literal">buff.ename after emp_dml.up is "BOGUS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hiredate, sal, dept_id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oft-page-break/></text:p>
      <text:p text:style-name="Literal">1 row selected.</text:p>
      <text:p text:style-name="P3"/>
      <text:p text:style-name="P3">In this example, the update API is used to change the job for the new employee. <text:s/>Notice that the GLOB.FOLD_STRINGS is set to TRUE (See exercise #7) and the correct ename was returned from the update API. <text:s/>These APIs will work with the natural keys as well.</text:p>
      <text:p text:style-name="P3"/>
      <text:p text:style-name="Literal">SQL&gt; </text:p>
      <text:p text:style-name="Literal">SQL&gt; declare</text:p>
      <text:p text:style-name="Literal"><text:s text:c="2"/>2 <text:s text:c="4"/>rec <text:s/>emp%ROWTYPE;</text:p>
      <text:p text:style-name="Literal"><text:s text:c="2"/>3 <text:s/>begin</text:p>
      <text:p text:style-name="Literal"><text:s text:c="2"/>4 <text:s text:c="4"/>dbms_output.enable;</text:p>
      <text:p text:style-name="Literal"><text:s text:c="2"/>5 <text:s text:c="4"/>rec.id <text:s text:c="11"/>:= null;</text:p>
      <text:p text:style-name="Literal"><text:s text:c="2"/>6 <text:s text:c="4"/>rec.empno <text:s text:c="8"/>:= 22;</text:p>
      <text:p text:style-name="Literal"><text:s text:c="2"/>7 <text:s text:c="4"/>rec.ename <text:s text:c="8"/>:= 'BOGUS';</text:p>
      <text:p text:style-name="Literal"><text:s text:c="2"/>8 <text:s text:c="4"/>rec.job <text:s text:c="10"/>:= 'CLERK';</text:p>
      <text:p text:style-name="Literal"><text:s text:c="2"/>9 <text:s text:c="4"/>rec.mgr_emp_id <text:s text:c="3"/>:= null;</text:p>
      <text:p text:style-name="Literal"><text:s/>10 <text:s text:c="4"/>rec.hiredate <text:s text:c="5"/>:= sysdate;</text:p>
      <text:p text:style-name="Literal"><text:s/>11 <text:s text:c="4"/>rec.sal <text:s text:c="10"/>:= 1;</text:p>
      <text:p text:style-name="Literal"><text:s/>12 <text:s text:c="4"/>rec.comm <text:s text:c="9"/>:= null;</text:p>
      <text:p text:style-name="Literal"><text:s/>13 <text:s text:c="4"/>rec.dept_id <text:s text:c="6"/>:= null;</text:p>
      <text:p text:style-name="Literal"><text:s/>14 <text:s text:c="4"/>dbms_output.put_line('rec.mgr_emp_id before emp_dml.ins is "' ||</text:p>
      <text:p text:style-name="Literal"><text:s/>15 <text:s text:c="26"/>rec.mgr_emp_id || '"');</text:p>
      <text:p text:style-name="Literal"><text:s/>16 <text:s text:c="4"/>dbms_output.put_line('rec.dept_id before emp_dml.ins is "' ||</text:p>
      <text:p text:style-name="Literal"><text:s/>17 <text:s text:c="26"/>rec.dept_id || '"');</text:p>
      <text:p text:style-name="Literal"><text:s/>18 <text:s text:c="4"/>emp_dml.ins</text:p>
      <text:p text:style-name="Literal"><text:s/>19 <text:s text:c="7"/>(n_id <text:s text:c="13"/>=&gt; rec.id</text:p>
      <text:p text:style-name="Literal"><text:s/>20 <text:s text:c="7"/>,n_empno <text:s text:c="10"/>=&gt; rec.empno</text:p>
      <text:p text:style-name="Literal"><text:s/>21 <text:s text:c="7"/>,n_ename <text:s text:c="10"/>=&gt; rec.ename</text:p>
      <text:p text:style-name="Literal"><text:s/>22 <text:s text:c="7"/>,n_job <text:s text:c="12"/>=&gt; rec.job</text:p>
      <text:p text:style-name="Literal"><text:s/>23 <text:s text:c="7"/>,n_mgr_emp_id <text:s text:c="5"/>=&gt; rec.mgr_emp_id</text:p>
      <text:p text:style-name="Literal"><text:s/>24 <text:s text:c="7"/>,n_mgr_nk_path_in <text:s/>=&gt; '7839:7566:7902'</text:p>
      <text:p text:style-name="Literal"><text:s/>25 <text:s text:c="7"/>,n_hiredate <text:s text:c="7"/>=&gt; rec.hiredate</text:p>
      <text:p text:style-name="Literal"><text:s/>26 <text:s text:c="7"/>,n_sal <text:s text:c="12"/>=&gt; rec.sal</text:p>
      <text:p text:style-name="Literal"><text:s/>27 <text:s text:c="7"/>,n_comm <text:s text:c="11"/>=&gt; rec.comm</text:p>
      <text:p text:style-name="Literal"><text:s/>28 <text:s text:c="7"/>,n_dept_id <text:s text:c="8"/>=&gt; rec.dept_id</text:p>
      <text:p text:style-name="Literal"><text:s/>29 <text:s text:c="7"/>,n_dept_nk1_in <text:s text:c="4"/>=&gt; 40</text:p>
      <text:p text:style-name="Literal"><text:s/>30 <text:s text:c="7"/>);</text:p>
      <text:p text:style-name="Literal"><text:s/>31 <text:s text:c="4"/>dbms_output.put_line('rec.mgr_emp_id after emp_dml.ins is "' ||</text:p>
      <text:p text:style-name="Literal"><text:s/>32 <text:s text:c="26"/>rec.mgr_emp_id || '"');</text:p>
      <text:p text:style-name="Literal"><text:s/>33 <text:s text:c="4"/>dbms_output.put_line('rec.dept_id after emp_dml.ins is "' ||</text:p>
      <text:p text:style-name="Literal"><text:s/>34 <text:s text:c="26"/>rec.dept_id || '"');</text:p>
      <text:p text:style-name="Literal"><text:s/>35 <text:s/>end;</text:p>
      <text:p text:style-name="Literal"><text:s/>36 <text:s/>/</text:p>
      <text:p text:style-name="Literal">rec.mgr_emp_id before emp_dml.ins is ""</text:p>
      <text:p text:style-name="Literal">rec.dept_id before emp_dml.ins is ""</text:p>
      <text:p text:style-name="Literal">rec.mgr_emp_id after emp_dml.ins is "5"</text:p>
      <text:p text:style-name="Literal">rec.dept_id after emp_dml.ins is "4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20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P3"/>
      <text:p text:style-name="Standard">In the above example, another BOGUS employee is created in the EMP table. <text:s/>In this case, the DEPTNO natural key of 40 was used to identify the OPERATIONS department for this employee. <text:s/>Notice that the DEPT_ID surrogate foreign key was returned by the insert API. <text:s/>"Full path" values can also be used to identify a foreign key record.</text:p>
      <text:p text:style-name="Standard"/>
      <text:p text:style-name="Literal">SQL&gt; </text:p>
      <text:p text:style-name="Literal">SQL&gt; declare</text:p>
      <text:p text:style-name="Literal"><text:s text:c="2"/>2 <text:s text:c="4"/>type empcurtype is ref cursor return emp%ROWTYPE;</text:p>
      <text:p text:style-name="Literal"><text:s text:c="2"/>3 <text:s text:c="4"/>c1 <text:s text:c="2"/>empcurtype;</text:p>
      <text:p text:style-name="Literal"><text:soft-page-break/><text:s text:c="2"/>4 <text:s text:c="4"/>buff emp%rowtype;</text:p>
      <text:p text:style-name="Literal"><text:s text:c="2"/>5 <text:s/>begin</text:p>
      <text:p text:style-name="Literal"><text:s text:c="2"/>6 <text:s text:c="4"/>dbms_output.enable;</text:p>
      <text:p text:style-name="Literal"><text:s text:c="2"/>7 <text:s text:c="4"/>glob.fold_strings := TRUE;</text:p>
      <text:p text:style-name="Literal"><text:s text:c="2"/>8 <text:s text:c="4"/>open c1 for</text:p>
      <text:p text:style-name="Literal"><text:s text:c="2"/>9 <text:s text:c="7"/>select * from emp</text:p>
      <text:p text:style-name="Literal"><text:s/>10 <text:s text:c="8"/>where empno = 21;</text:p>
      <text:p text:style-name="Literal"><text:s/>11 <text:s text:c="4"/>fetch c1 into buff;</text:p>
      <text:p text:style-name="Literal"><text:s/>12 <text:s text:c="4"/>close c1;</text:p>
      <text:p text:style-name="Literal"><text:s/>13 <text:s text:c="4"/>dbms_output.put_line('buff.mgr_emp_id after emp_dml.ins is "' ||</text:p>
      <text:p text:style-name="Literal"><text:s/>14 <text:s text:c="26"/>buff.mgr_emp_id || '"');</text:p>
      <text:p text:style-name="Literal"><text:s/>15 <text:s text:c="4"/>emp_dml.upd</text:p>
      <text:p text:style-name="Literal"><text:s/>16 <text:s text:c="7"/>(o_id_in <text:s text:c="12"/>=&gt; buff.id</text:p>
      <text:p text:style-name="Literal"><text:s/>17 <text:s text:c="7"/>,n_empno <text:s text:c="12"/>=&gt; buff.empno</text:p>
      <text:p text:style-name="Literal"><text:s/>18 <text:s text:c="7"/>,n_ename <text:s text:c="12"/>=&gt; buff.ename</text:p>
      <text:p text:style-name="Literal"><text:s/>19 <text:s text:c="7"/>,n_job <text:s text:c="14"/>=&gt; buff.job</text:p>
      <text:p text:style-name="Literal"><text:s/>20 <text:s text:c="7"/>,n_mgr_emp_id <text:s text:c="7"/>=&gt; buff.mgr_emp_id</text:p>
      <text:p text:style-name="Literal"><text:s/>21 <text:s text:c="7"/>,n_mgr_nk_path_in <text:s text:c="3"/>=&gt; '7839:7566:7902'</text:p>
      <text:p text:style-name="Literal"><text:s/>22 <text:s text:c="7"/>,n_hiredate <text:s text:c="9"/>=&gt; buff.hiredate</text:p>
      <text:p text:style-name="Literal"><text:s/>23 <text:s text:c="7"/>,n_sal <text:s text:c="14"/>=&gt; buff.sal</text:p>
      <text:p text:style-name="Literal"><text:s/>24 <text:s text:c="7"/>,n_comm <text:s text:c="13"/>=&gt; buff.comm</text:p>
      <text:p text:style-name="Literal"><text:s/>25 <text:s text:c="7"/>,n_dept_id <text:s text:c="10"/>=&gt; buff.dept_id</text:p>
      <text:p text:style-name="Literal"><text:s/>26 <text:s text:c="7"/>,nkdata_provided_in <text:s/>=&gt; 'T'</text:p>
      <text:p text:style-name="Literal"><text:s/>27 <text:s text:c="7"/>);</text:p>
      <text:p text:style-name="Literal"><text:s/>28 <text:s text:c="4"/>dbms_output.put_line('buff.mgr_emp_id after emp_dml.ins is "' ||</text:p>
      <text:p text:style-name="Literal"><text:s/>29 <text:s text:c="26"/>buff.mgr_emp_id || '"');</text:p>
      <text:p text:style-name="Literal"><text:s/>30 <text:s/>end;</text:p>
      <text:p text:style-name="Literal"><text:s/>31 <text:s/>/</text:p>
      <text:p text:style-name="Literal">buff.mgr_emp_id after emp_dml.ins is ""</text:p>
      <text:p text:style-name="Literal">buff.mgr_emp_id after emp_dml.ins is "5"</text:p>
      <text:p text:style-name="Literal"/>
      <text:p text:style-name="Literal">PL/SQL procedure successfully completed.</text:p>
      <text:p text:style-name="Literal"/>
      <text:p text:style-name="Literal">SQL&gt; </text:p>
      <text:p text:style-name="Literal">SQL&gt; select id, empno, ename, job, sal, mgr_emp_nk1, dept_nk1</text:p>
      <text:p text:style-name="Literal"><text:s text:c="2"/>2 <text:s text:c="3"/>from emp_act where ename = 'BOGUS';</text:p>
      <text:p text:style-name="Literal"/>
      <text:p text:style-name="Literal"><text:s text:c="2"/>ID <text:s/>EMPNO ENAME <text:s text:c="11"/>JOB <text:s text:c="13"/>SAL MGR_EMP_NK1 <text:s text:c="2"/>DEPT_NK1</text:p>
      <text:p text:style-name="Literal">---- ------ ---------------- --------- ---------- ----------- ----------</text:p>
      <text:p text:style-name="Literal"><text:s text:c="2"/>17 <text:s text:c="4"/>21 BOGUS <text:s text:c="11"/>SALESMAN <text:s text:c="10"/>1 <text:s text:c="7"/>7902 <text:s text:c="8"/>40</text:p>
      <text:p text:style-name="Literal"><text:s text:c="2"/>18 <text:s text:c="4"/>22 BOGUS <text:s text:c="11"/>CLERK <text:s text:c="13"/>1 <text:s text:c="7"/>7902 <text:s text:c="8"/>40</text:p>
      <text:p text:style-name="Literal"/>
      <text:p text:style-name="Literal">2 rows selected.</text:p>
      <text:p text:style-name="Standard"/>
      <text:p text:style-name="Standard">In the above example, the natural key full path value was used to identify the MANAGER. <text:s/>The surrogate key for MGR_EMP_ID was returned by the update API. <text:s/>Notice that the "NKDATA_PROVIDED_IN" parameter was used to signal the update API that natural keys were being used. <text:s/>In this example, when NKDATA_PROVIDED_IN is set to T (any string starting with a t or y), MGR_EMP_IS is determined using value changes in the following order:</text:p>
      <text:p text:style-name="Standard"/>
      <text:list xml:id="list40483040" text:style-name="L2">
        <text:list-item>
          <text:p text:style-name="P7">MGR_EMP_ID</text:p>
        </text:list-item>
        <text:list-item>
          <text:p text:style-name="P7">MGR_EMP_ID_PATH</text:p>
        </text:list-item>
        <text:list-item>
          <text:p text:style-name="P7">MGR_EMP_NK_PATH</text:p>
        </text:list-item>
        <text:list-item>
          <text:p text:style-name="P7">MGR_EMP_NK1</text:p>
        </text:list-item>
      </text:list>
      <text:p text:style-name="Standard"/>
      <text:p text:style-name="Standard">In the example above, there was no change to MGR_EMP_ID, or MGR_EMP_ID_PATH (both were null and unchanged). <text:s/>When the change was found in NK_EMP_NK_PATH, the new value for MGR_EMP_ID was determined from it. <text:s/>Also, if NKDATA_PROVIDED_IN is not set to T (any string starting with a t or y), any values in the natrual key fields N_MGR_EMP_ID_PATH_IN, N_MGR_EMP_NK_PATH_IN, N_MGR_EMP_NK1_IN, and N_DEPT_NK1_IN field would have been ignored.</text:p>
      <text:p text:style-name="Standard"/>
      <text:h text:style-name="Heading_20_1" text:outline-level="1"><text:soft-page-break/>Exercise #9: Custom Check Constraints</text:h>
      <text:h text:style-name="Heading_20_3" text:outline-level="3">Command Line:</text:h>
      <text:p text:style-name="Literal">sqlplus /nolog @e9</text:p>
      <text:p text:style-name="Standard"/>
      <text:p text:style-name="P2">Exercise #9 does not modify the database. <text:s/>This exercise can be repeated without problem.</text:p>
      <text:p text:style-name="P2"/>
      <text:p text:style-name="Standard">During the setup of DTGen for this application, a custom check constraint was configured on the EMP table in DTGen. <text:s/>Below is a login and query of the DTGen configuration for that check constraint.</text:p>
      <text:p text:style-name="Standard"/>
      <text:p text:style-name="Literal">Login to dtgen</text:p>
      <text:p text:style-name="Literal">Connected.</text:p>
      <text:p text:style-name="Literal"/>
      <text:p text:style-name="Literal">COLUMN_NAME <text:s text:c="8"/>COMMENTS</text:p>
      <text:p text:style-name="Literal">------------------- ------------------------------------------------------------</text:p>
      <text:p text:style-name="Literal">TABLES_NK2 <text:s text:c="9"/>TABLES Natural Key Value 2: Abbreviation for this table</text:p>
      <text:p text:style-name="Literal">SEQ <text:s text:c="16"/>Sequence number of this check constraint</text:p>
      <text:p text:style-name="Literal">TEXT <text:s text:c="15"/>Execution (PL/SQL) text for this check constraint</text:p>
      <text:p text:style-name="Literal">DESCRIPTION <text:s text:c="8"/>Description of this check constraint</text:p>
      <text:p text:style-name="Literal"/>
      <text:p text:style-name="Literal">TABLES_NK2 SEQ TEXT <text:s text:c="28"/>DESCRIPTION</text:p>
      <text:p text:style-name="Literal">---------- --- -------------------------------- --------------------------------</text:p>
      <text:p text:style-name="Literal">EMP <text:s text:c="8"/>10 (comm is null) or (comm is not <text:s text:c="2"/>Only SALESMAN can be on</text:p>
      <text:p text:style-name="Literal"><text:s text:c="15"/>null and job = 'SALESMAN') <text:s text:c="6"/>commission</text:p>
      <text:p text:style-name="Standard"/>
      <text:p text:style-name="Standard">From the description above, an error should be generated, if a COMM is given to SMITH, who is a CLERK.</text:p>
      <text:p text:style-name="Standard"/>
      <text:p text:style-name="Literal">Login to dtgen_db_demo</text:p>
      <text:p text:style-name="Literal">Connected.</text:p>
      <text:p text:style-name="Literal"/>
      <text:p text:style-name="Literal">glob.db_constraints := TRUE;</text:p>
      <text:p text:style-name="Literal"/>
      <text:p text:style-name="Literal">SQL&gt; </text:p>
      <text:p text:style-name="Literal">SQL&gt; select empno, ename, job, mgr_emp_nk1, sal, comm, dept_nk1</text:p>
      <text:p text:style-name="Literal"><text:s text:c="2"/>2 <text:s text:c="3"/>from emp_act where ename = 'SMITH';</text:p>
      <text:p text:style-name="Literal"/>
      <text:p text:style-name="Literal"><text:s text:c="5"/>EMPNO ENAME <text:s text:c="11"/>JOB <text:s text:c="6"/>MGR_EMP_NK1 <text:s text:c="3"/>SAL <text:s text:c="2"/>COMM <text:s text:c="2"/>DEPT_NK1</text:p>
      <text:p text:style-name="Literal">---------- ---------------- --------- ----------- ------ ------ ----------</text:p>
      <text:p text:style-name="Literal"><text:s text:c="6"/>7369 SMITH <text:s text:c="11"/>CLERK <text:s text:c="11"/>7902 <text:s text:c="3"/>800 <text:s text:c="15"/>20</text:p>
      <text:p text:style-name="Literal"/>
      <text:p text:style-name="Literal">1 row selected.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BU", line 10</text:p>
      <text:p text:style-name="Literal">ORA-04088: error during execution of trigger 'DTGEN_DB_DEMO.EMP_BU'</text:p>
      <text:p text:style-name="Literal">ORA-06512: at "DTGEN_DB_DEMO.EMP_VIEW", line 20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In the above example, the connection was changed from DTGen the application. <text:s text:c="2"/>DB_CONSTRAINTS was changed to TRUE from the default of FALSE. <text:s/>The query confirms that SMTIH is a CLERK and currently has no COMM. <text:s/>The update statement fails with an ORA-20006 and a large stack trace. <text:s/>While this is the expected behavior, it should be noted that the ORA-20006 <text:soft-page-break/>error text is in fairly plain language. <text:s/>Also, note the stack trace:</text:p>
      <text:p text:style-name="Standard"/>
      <text:list xml:id="list40501201" text:style-name="L3">
        <text:list-item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an EMP table update, which ran</text:p>
        </text:list-item>
        <text:list-item>
          <text:p text:style-name="P8">the EMP before update table trigger, which called</text:p>
        </text:list-item>
        <text:list-item>
          <text:p text:style-name="P8">the EMP_TAB package.</text:p>
        </text:list-item>
      </text:list>
      <text:p text:style-name="Standard"/>
      <text:p text:style-name="Standard">Contrast that stack trace to the next example.</text:p>
      <text:p text:style-name="Standard"/>
      <text:p text:style-name="Literal">glob.db_constraints := FALSE;</text:p>
      <text:p text:style-name="Literal"/>
      <text:p text:style-name="Literal">SQL&gt; </text:p>
      <text:p text:style-name="Literal">SQL&gt; update emp_act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_act</text:p>
      <text:p text:style-name="Literal">*</text:p>
      <text:p text:style-name="Literal">ERROR at line 1:</text:p>
      <text:p text:style-name="Literal">ORA-20006: emp_tab.check_rec(): Only SALESMAN can be on commission</text:p>
      <text:p text:style-name="Literal">ORA-06512: at "DTGEN_DB_DEMO.EMP_TAB", line 73</text:p>
      <text:p text:style-name="Literal">ORA-06512: at "DTGEN_DB_DEMO.EMP_TAB", line 155</text:p>
      <text:p text:style-name="Literal">ORA-06512: at "DTGEN_DB_DEMO.EMP_VIEW", line 188</text:p>
      <text:p text:style-name="Literal">ORA-06512: at "DTGEN_DB_DEMO.EMP_IOU", line 24</text:p>
      <text:p text:style-name="Literal">ORA-04088: error during execution of trigger 'DTGEN_DB_DEMO.EMP_IOU'</text:p>
      <text:p text:style-name="Standard"/>
      <text:p text:style-name="Standard">The above example produced the same error, but with a much smaller stack trace.</text:p>
      <text:p text:style-name="Standard"/>
      <text:list xml:id="list40487563" text:continue-list="list40501201" text:style-name="L3">
        <text:list-item text:start-value="1">
          <text:p text:style-name="P8">The EMP_ACT before update view trigger called</text:p>
        </text:list-item>
        <text:list-item>
          <text:p text:style-name="P8">the EMP_VIEW pachage, which ran</text:p>
        </text:list-item>
        <text:list-item>
          <text:p text:style-name="P8">the EMP_TAB package.</text:p>
        </text:list-item>
      </text:list>
      <text:p text:style-name="Standard"/>
      <text:p text:style-name="Standard">The default value of FALSE for DB_CONSTRAINTS executes less code, especially if the table triggers and table constraints have been disabled. <text:s/>A possible downside is that this integrity error would have been missed if the same update statement was run against the EMP table instead of the EMP_ACT view.</text:p>
      <text:p text:style-name="Standard"/>
      <text:p text:style-name="Literal">SQL&gt; </text:p>
      <text:p text:style-name="Literal">SQL&gt; update emp</text:p>
      <text:p text:style-name="Literal"><text:s text:c="2"/>2 <text:s text:c="3"/>set <text:s/>comm <text:s/>= 1000</text:p>
      <text:p text:style-name="Literal"><text:s text:c="2"/>3 <text:s text:c="2"/>where empno = 7369;</text:p>
      <text:p text:style-name="Literal">update emp</text:p>
      <text:p text:style-name="Literal">*</text:p>
      <text:p text:style-name="Literal">ERROR at line 1:</text:p>
      <text:p text:style-name="Literal">ORA-02290: check constraint (DTGEN_DB_DEMO.EMP_CK10) violated</text:p>
      <text:p text:style-name="Standard"/>
      <text:p text:style-name="Standard">By using the EMP_TAB package to run the check constraints, an easier to understand error message can be produced. <text:s/>Also, care must be taken to ensure table inserts do not occur if DB_CONSTRAINTS is set to the defaul value of FALSE, and table triggers/constraints have been removed for effici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1" svg:font-family="'Times New Roman', serif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teral" style:family="paragraph">
      <style:paragraph-properties fo:margin-left="0.2402in" fo:margin-right="0.2402in" fo:text-indent="0in" style:auto-text-indent="false"/>
      <style:text-properties style:font-name="Courier New" fo:font-size="8pt" fo:language="en" fo:country="US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1DT5H52M43S</meta:editing-duration>
    <meta:editing-cycles>117</meta:editing-cycles>
    <meta:generator>OpenOffice.org/3.3$Win32 OpenOffice.org_project/330m20$Build-9567</meta:generator>
    <dc:date>2012-04-25T20:35:56.80</dc:date>
    <dc:creator>Duane Dieterich</dc:creator>
    <meta:document-statistic meta:table-count="0" meta:image-count="0" meta:object-count="0" meta:page-count="18" meta:paragraph-count="759" meta:word-count="5645" meta:character-count="44059"/>
    <meta:user-defined meta:name="Info 1"/>
    <meta:user-defined meta:name="Info 2"/>
    <meta:user-defined meta:name="Info 3"/>
    <meta:user-defined meta:name="Info 4"/>
  </office:meta>
</office:document-meta>
</file>